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957in"/>
    </style:style>
    <style:style style:name="co6" style:family="table-column">
      <style:table-column-properties fo:break-before="auto" style:column-width="1.0008in"/>
    </style:style>
    <style:style style:name="co7" style:family="table-column">
      <style:table-column-properties fo:break-before="auto" style:column-width="0.8173in"/>
    </style:style>
    <style:style style:name="co8" style:family="table-column">
      <style:table-column-properties fo:break-before="auto" style:column-width="0.6882in"/>
    </style:style>
    <style:style style:name="co9" style:family="table-column">
      <style:table-column-properties fo:break-before="auto" style:column-width="0.6453in"/>
    </style:style>
    <style:style style:name="co10" style:family="table-column">
      <style:table-column-properties fo:break-before="auto" style:column-width="0.7854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4bd5e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#7da647"/>
    </style:style>
    <style:style style:name="ce5" style:family="table-cell" style:parent-style-name="Default">
      <style:table-cell-properties fo:background-color="#ff9966"/>
    </style:style>
    <style:style style:name="gr1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min-height="0.41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zxx" style:country-asian="none" style:font-style-asian="normal" style:font-weight-asian="normal" style:font-name-complex="Nimbus Sans 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Nimbus Sans L" fo:font-size="10pt" fo:language="en" fo:country="US" fo:font-style="normal" fo:text-shadow="none" style:text-underline-style="none" fo:font-weight="normal" style:text-underline-mode="continuous" style:text-line-through-mode="continuous" style:font-name-asian="Nimbus Sans L1" style:font-size-asian="10pt" style:language-asian="zxx" style:country-asian="none" style:font-style-asian="normal" style:font-weight-asian="normal" style:font-name-complex="Nimbus Sans L1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>
            <text:p>Met called for</text:p>
          </table:table-cell>
          <table:table-cell table:style-name="ce2" office:value-type="string">
            <text:p>Port</text:p>
          </table:table-cell>
          <table:table-cell table:style-name="ce2" office:value-type="string">
            <text:p>Ifc[+].port</text:p>
          </table:table-cell>
          <table:table-cell table:style-name="ce2" office:value-type="string">
            <text:p>Signal</text:p>
          </table:table-cell>
          <table:table-cell table:style-name="ce2" office:value-type="string">
            <text:p>Sg[+].signal</text:p>
          </table:table-cell>
          <table:table-cell table:style-name="ce2" office:value-type="string">
            <text:p>Interface</text:p>
          </table:table-cell>
          <table:table-cell table:style-name="ce2" office:value-type="string">
            <text:p>Signal group</text:p>
          </table:table-cell>
          <table:table-cell table:style-name="ce2" office:value-type="string">
            <text:p>Unit</text:p>
          </table:table-cell>
          <table:table-cell table:style-name="ce3" office:value-type="string">
            <text:p>Fifo</text:p>
          </table:table-cell>
          <table:table-cell table:style-name="ce3" office:value-type="string">
            <text:p>Field</text:p>
          </table:table-cell>
          <table:table-cell table:style-name="ce3" office:value-type="string">
            <text:p>Vectors</text:p>
          </table:table-cell>
          <table:table-cell table:style-name="ce3" office:value-type="string">
            <text:p>Testbench</text:p>
          </table:table-cell>
        </table:table-row>
        <table:table-row table:style-name="ro1">
          <table:table-cell/>
          <table:table-cell table:style-name="ce2" office:value-type="string">
            <text:p>Port</text:p>
          </table:table-cell>
          <table:table-cell table:style-name="ce4">
            <office:annotation draw:style-name="gr1" draw:text-style-name="P2" svg:width="1.1413in" svg:height="0.4909in" svg:x="2.9039in" svg:y="0.0677in" draw:caption-point-x="-2.9039in" draw:caption-point-y="-0.0677in">
              <dc:creator>bb</dc:creator>
              <dc:date>2008-05-26T00:00:00</dc:date>
              <text:p text:style-name="P1"><text:span text:style-name="T1">inter_set_clock_valid.pl</text:span></text:p>
            </office:annotation>
          </table:table-cell>
          <table:table-cell table:style-name="ce4">
            <office:annotation draw:style-name="gr1" draw:text-style-name="P2" svg:width="1.1413in" svg:height="0.4909in" svg:x="3.4287in" svg:y="0.0677in" draw:caption-point-x="-3.4287in" draw:caption-point-y="-0.0677in">
              <dc:creator>bb</dc:creator>
              <dc:date>2008-05-30T00:00:00</dc:date>
              <text:p text:style-name="P1"><text:span text:style-name="T1">inter_set_clock_valid.pl</text:span></text:p>
            </office:annotation>
          </table:table-cell>
          <table:table-cell table:style-name="ce4">
            <office:annotation draw:style-name="gr1" draw:text-style-name="P2" svg:width="1.1413in" svg:height="0.4909in" svg:x="3.6539in" svg:y="0.0677in" draw:caption-point-x="-3.6539in" draw:caption-point-y="-0.0677in">
              <dc:creator>bb</dc:creator>
              <dc:date>2008-05-26T00:00:00</dc:date>
              <text:p text:style-name="P1"><text:span text:style-name="T1">inter_set_clock_valid.pl</text:span></text:p>
            </office:annotation>
          </table:table-cell>
          <table:table-cell table:style-name="ce4">
            <office:annotation draw:style-name="gr1" draw:text-style-name="P2" svg:width="1.1413in" svg:height="0.4909in" svg:x="4.9717in" svg:y="0.0677in" draw:caption-point-x="-4.9717in" draw:caption-point-y="-0.0677in">
              <dc:creator>bb</dc:creator>
              <dc:date>2008-05-30T00:00:00</dc:date>
              <text:p text:style-name="P1"><text:span text:style-name="T1">inter_set_clock_valid.pl</text:span></text:p>
            </office:annotation>
          </table:table-cell>
          <table:table-cell table:style-name="ce4">
            <office:annotation draw:style-name="gr1" draw:text-style-name="P2" svg:width="1.1413in" svg:height="0.4909in" svg:x="4.415in" svg:y="0.0677in" draw:caption-point-x="-4.415in" draw:caption-point-y="-0.0677in">
              <dc:creator>bb</dc:creator>
              <dc:date>2008-05-26T00:00:00</dc:date>
              <text:p text:style-name="P1"><text:span text:style-name="T1">inter_set_clock_valid.pl</text:span></text:p>
            </office:annotation>
          </table:table-cell>
          <table:table-cell table:style-name="ce4">
            <office:annotation draw:style-name="gr1" draw:text-style-name="P2" svg:width="1.1413in" svg:height="0.4909in" svg:x="5.3039in" svg:y="0.0677in" draw:caption-point-x="-5.3039in" draw:caption-point-y="-0.0677in">
              <dc:creator>bb</dc:creator>
              <dc:date>2008-05-26T00:00:00</dc:date>
              <text:p text:style-name="P1"><text:span text:style-name="T1">inter_set_clock_valid.pl</text:span></text:p>
            </office:annotation>
          </table:table-cell>
          <table:table-cell table:style-name="ce4">
            <office:annotation draw:style-name="gr1" draw:text-style-name="P2" svg:width="1.1413in" svg:height="0.4909in" svg:x="6.011in" svg:y="0.0677in" draw:caption-point-x="-6.011in" draw:caption-point-y="-0.0677in">
              <dc:creator>bb</dc:creator>
              <dc:date>2008-05-26T00:00:00</dc:date>
              <text:p text:style-name="P1"><text:span text:style-name="T1">inter_set_clock_valid.pl</text:span></text:p>
            </office:annotation>
          </table:table-cell>
          <table:table-cell table:style-name="ce5">
            <office:annotation draw:style-name="gr1" draw:text-style-name="P2" svg:width="1.1413in" svg:height="0.4909in" svg:x="8.1543in" svg:y="0.0677in" draw:caption-point-x="-8.1543in" draw:caption-point-y="-0.0677in">
              <dc:creator>bb</dc:creator>
              <dc:date>2008-05-30T00:00:00</dc:date>
              <text:p text:style-name="P1"><text:span text:style-name="T1">inter_set_clock_invalid3.pl</text:span></text:p>
            </office:annotation>
          </table:table-cell>
          <table:table-cell table:style-name="ce5">
            <office:annotation draw:style-name="gr1" draw:text-style-name="P2" svg:width="1.1413in" svg:height="0.4909in" svg:x="8.9043in" svg:y="0.0677in" draw:caption-point-x="-8.9043in" draw:caption-point-y="-0.0677in">
              <dc:creator>bb</dc:creator>
              <dc:date>2008-05-30T00:00:00</dc:date>
              <text:p text:style-name="P1"><text:span text:style-name="T1">inter_set_clock_invalid3.pl</text:span></text:p>
            </office:annotation>
          </table:table-cell>
          <table:table-cell table:style-name="ce5">
            <office:annotation draw:style-name="gr1" draw:text-style-name="P2" svg:width="1.1413in" svg:height="0.4909in" svg:x="9.6866in" svg:y="0.0677in" draw:caption-point-x="-9.6866in" draw:caption-point-y="-0.0677in">
              <dc:creator>bb</dc:creator>
              <dc:date>2008-05-31T00:00:00</dc:date>
              <text:p text:style-name="P1"><text:span text:style-name="T1">inter_set_clock_invalid4.pl</text:span></text:p>
            </office:annotation>
          </table:table-cell>
          <table:table-cell table:style-name="ce5">
            <office:annotation draw:style-name="gr1" draw:text-style-name="P2" svg:width="1.1413in" svg:height="0.4909in" svg:x="10.4795in" svg:y="0.0677in" draw:caption-point-x="-10.4795in" draw:caption-point-y="-0.0677in">
              <dc:creator>bb</dc:creator>
              <dc:date>2008-05-31T00:00:00</dc:date>
              <text:p text:style-name="P1"><text:span text:style-name="T1">inter_set_clock_invalid4.pl</text:span></text:p>
            </office:annotation>
          </table:table-cell>
        </table:table-row>
        <table:table-row table:style-name="ro1">
          <table:table-cell/>
          <table:table-cell table:style-name="ce2" office:value-type="string">
            <text:p>Signal</text:p>
          </table:table-cell>
          <table:table-cell table:style-name="ce4">
            <office:annotation draw:style-name="gr1" draw:text-style-name="P2" svg:width="1.1413in" svg:height="0.4909in" svg:x="2.9039in" svg:y="0.287in" draw:caption-point-x="-2.9039in" draw:caption-point-y="-0.287in">
              <dc:creator>bb</dc:creator>
              <dc:date>2008-05-26T00:00:00</dc:date>
              <text:p text:style-name="P1"><text:span text:style-name="T1">inter_set_clock_valid.pl</text:span></text:p>
            </office:annotation>
          </table:table-cell>
          <table:table-cell table:style-name="ce4">
            <office:annotation draw:style-name="gr1" draw:text-style-name="P2" svg:width="1.1413in" svg:height="0.4909in" svg:x="3.4287in" svg:y="0.287in" draw:caption-point-x="-3.4287in" draw:caption-point-y="-0.287in">
              <dc:creator>bb</dc:creator>
              <dc:date>2008-05-30T00:00:00</dc:date>
              <text:p text:style-name="P1"><text:span text:style-name="T1">inter_set_clock_valid.pl</text:span></text:p>
            </office:annotation>
          </table:table-cell>
          <table:table-cell table:style-name="ce4">
            <office:annotation draw:style-name="gr1" draw:text-style-name="P2" svg:width="1.1413in" svg:height="0.4909in" svg:x="3.6539in" svg:y="0.287in" draw:caption-point-x="-3.6539in" draw:caption-point-y="-0.287in">
              <dc:creator>bb</dc:creator>
              <dc:date>2008-05-26T00:00:00</dc:date>
              <text:p text:style-name="P1"><text:span text:style-name="T1">inter_set_clock_valid.pl</text:span></text:p>
            </office:annotation>
          </table:table-cell>
          <table:table-cell table:style-name="ce4">
            <office:annotation draw:style-name="gr1" draw:text-style-name="P2" svg:width="1.1413in" svg:height="0.4909in" svg:x="4.9717in" svg:y="0.287in" draw:caption-point-x="-4.9717in" draw:caption-point-y="-0.287in">
              <dc:creator>bb</dc:creator>
              <dc:date>2008-05-30T00:00:00</dc:date>
              <text:p text:style-name="P1"><text:span text:style-name="T1">inter_set_clock_valid.pl</text:span></text:p>
            </office:annotation>
          </table:table-cell>
          <table:table-cell table:style-name="ce4">
            <office:annotation draw:style-name="gr1" draw:text-style-name="P2" svg:width="1.1413in" svg:height="0.4909in" svg:x="4.415in" svg:y="0.287in" draw:caption-point-x="-4.415in" draw:caption-point-y="-0.287in">
              <dc:creator>bb</dc:creator>
              <dc:date>2008-05-26T00:00:00</dc:date>
              <text:p text:style-name="P1"><text:span text:style-name="T1">inter_set_clock_valid.pl</text:span></text:p>
            </office:annotation>
          </table:table-cell>
          <table:table-cell table:style-name="ce4">
            <office:annotation draw:style-name="gr1" draw:text-style-name="P2" svg:width="1.1413in" svg:height="0.4909in" svg:x="5.3039in" svg:y="0.287in" draw:caption-point-x="-5.3039in" draw:caption-point-y="-0.287in">
              <dc:creator>bb</dc:creator>
              <dc:date>2008-05-26T00:00:00</dc:date>
              <text:p text:style-name="P1"><text:span text:style-name="T1">inter_set_clock_valid.pl</text:span></text:p>
            </office:annotation>
          </table:table-cell>
          <table:table-cell table:style-name="ce4">
            <office:annotation draw:style-name="gr1" draw:text-style-name="P2" svg:width="1.1413in" svg:height="0.4909in" svg:x="6.011in" svg:y="0.287in" draw:caption-point-x="-6.011in" draw:caption-point-y="-0.287in">
              <dc:creator>bb</dc:creator>
              <dc:date>2008-05-26T00:00:00</dc:date>
              <text:p text:style-name="P1"><text:span text:style-name="T1">inter_set_clock_valid.pl</text:span></text:p>
            </office:annotation>
          </table:table-cell>
          <table:table-cell table:style-name="ce5">
            <office:annotation draw:style-name="gr1" draw:text-style-name="P2" svg:width="1.1413in" svg:height="0.4909in" svg:x="8.1543in" svg:y="0.287in" draw:caption-point-x="-8.1543in" draw:caption-point-y="-0.287in">
              <dc:creator>bb</dc:creator>
              <dc:date>2008-05-30T00:00:00</dc:date>
              <text:p text:style-name="P1"><text:span text:style-name="T1">inter_set_clock_invalid3.pl</text:span></text:p>
            </office:annotation>
          </table:table-cell>
          <table:table-cell table:style-name="ce5">
            <office:annotation draw:style-name="gr1" draw:text-style-name="P2" svg:width="1.1413in" svg:height="0.4909in" svg:x="8.9043in" svg:y="0.287in" draw:caption-point-x="-8.9043in" draw:caption-point-y="-0.287in">
              <dc:creator>bb</dc:creator>
              <dc:date>2008-05-30T00:00:00</dc:date>
              <text:p text:style-name="P1"><text:span text:style-name="T1">inter_set_clock_invalid3.pl</text:span></text:p>
            </office:annotation>
          </table:table-cell>
          <table:table-cell table:style-name="ce5">
            <office:annotation draw:style-name="gr1" draw:text-style-name="P2" svg:width="1.1413in" svg:height="0.4909in" svg:x="9.6866in" svg:y="0.287in" draw:caption-point-x="-9.6866in" draw:caption-point-y="-0.287in">
              <dc:creator>bb</dc:creator>
              <dc:date>2008-05-31T00:00:00</dc:date>
              <text:p text:style-name="P1"><text:span text:style-name="T1">inter_set_clock_invalid4.pl</text:span></text:p>
            </office:annotation>
          </table:table-cell>
          <table:table-cell table:style-name="ce5">
            <office:annotation draw:style-name="gr1" draw:text-style-name="P2" svg:width="1.1413in" svg:height="0.4909in" svg:x="10.4795in" svg:y="0.287in" draw:caption-point-x="-10.4795in" draw:caption-point-y="-0.287in">
              <dc:creator>bb</dc:creator>
              <dc:date>2008-05-31T00:00:00</dc:date>
              <text:p text:style-name="P1"><text:span text:style-name="T1">inter_set_clock_invalid4.pl</text:span></text:p>
            </office:annotation>
          </table:table-cell>
        </table:table-row>
        <table:table-row table:style-name="ro1">
          <table:table-cell/>
          <table:table-cell table:style-name="ce2" office:value-type="string">
            <text:p>Interface</text:p>
          </table:table-cell>
          <table:table-cell table:style-name="ce4">
            <office:annotation draw:style-name="gr1" draw:text-style-name="P2" svg:width="1.1413in" svg:height="0.4909in" svg:x="2.9039in" svg:y="0.5063in" draw:caption-point-x="-2.9039in" draw:caption-point-y="-0.5063in">
              <dc:creator>bb</dc:creator>
              <dc:date>2008-05-26T00:00:00</dc:date>
              <text:p text:style-name="P1"><text:span text:style-name="T1">inter_set_clock_valid.pl</text:span></text:p>
            </office:annotation>
          </table:table-cell>
          <table:table-cell table:style-name="ce4">
            <office:annotation draw:style-name="gr1" draw:text-style-name="P2" svg:width="1.1413in" svg:height="0.4909in" svg:x="3.4287in" svg:y="0.5063in" draw:caption-point-x="-3.4287in" draw:caption-point-y="-0.5063in">
              <dc:creator>bb</dc:creator>
              <dc:date>2008-05-30T00:00:00</dc:date>
              <text:p text:style-name="P1"><text:span text:style-name="T1">inter_set_clock_valid.pl</text:span></text:p>
            </office:annotation>
          </table:table-cell>
          <table:table-cell table:style-name="ce4">
            <office:annotation draw:style-name="gr1" draw:text-style-name="P2" svg:width="1.1413in" svg:height="0.4909in" svg:x="3.6539in" svg:y="0.5063in" draw:caption-point-x="-3.6539in" draw:caption-point-y="-0.5063in">
              <dc:creator>bb</dc:creator>
              <dc:date>2008-05-26T00:00:00</dc:date>
              <text:p text:style-name="P1"><text:span text:style-name="T1">inter_set_clock_valid.pl</text:span></text:p>
            </office:annotation>
          </table:table-cell>
          <table:table-cell table:style-name="ce4">
            <office:annotation draw:style-name="gr1" draw:text-style-name="P2" svg:width="1.1413in" svg:height="0.4909in" svg:x="4.9717in" svg:y="0.5063in" draw:caption-point-x="-4.9717in" draw:caption-point-y="-0.5063in">
              <dc:creator>bb</dc:creator>
              <dc:date>2008-05-30T00:00:00</dc:date>
              <text:p text:style-name="P1"><text:span text:style-name="T1">inter_set_clock_valid.pl</text:span></text:p>
            </office:annotation>
          </table:table-cell>
          <table:table-cell table:style-name="ce4">
            <office:annotation draw:style-name="gr1" draw:text-style-name="P2" svg:width="1.1413in" svg:height="0.4909in" svg:x="4.415in" svg:y="0.5063in" draw:caption-point-x="-4.415in" draw:caption-point-y="-0.5063in">
              <dc:creator>bb</dc:creator>
              <dc:date>2008-05-26T00:00:00</dc:date>
              <text:p text:style-name="P1"><text:span text:style-name="T1">inter_set_clock_valid.pl</text:span></text:p>
            </office:annotation>
          </table:table-cell>
          <table:table-cell table:style-name="ce4">
            <office:annotation draw:style-name="gr1" draw:text-style-name="P2" svg:width="1.1413in" svg:height="0.4909in" svg:x="5.3039in" svg:y="0.5063in" draw:caption-point-x="-5.3039in" draw:caption-point-y="-0.5063in">
              <dc:creator>bb</dc:creator>
              <dc:date>2008-05-26T00:00:00</dc:date>
              <text:p text:style-name="P1"><text:span text:style-name="T1">inter_set_clock_valid.pl</text:span></text:p>
            </office:annotation>
          </table:table-cell>
          <table:table-cell table:style-name="ce4">
            <office:annotation draw:style-name="gr1" draw:text-style-name="P2" svg:width="1.1413in" svg:height="0.4909in" svg:x="6.011in" svg:y="0.5063in" draw:caption-point-x="-6.011in" draw:caption-point-y="-0.5063in">
              <dc:creator>bb</dc:creator>
              <dc:date>2008-05-26T00:00:00</dc:date>
              <text:p text:style-name="P1"><text:span text:style-name="T1">inter_set_clock_valid.pl</text:span></text:p>
            </office:annotation>
          </table:table-cell>
          <table:table-cell table:style-name="ce5">
            <office:annotation draw:style-name="gr1" draw:text-style-name="P2" svg:width="1.1413in" svg:height="0.4909in" svg:x="8.2614in" svg:y="0.5063in" draw:caption-point-x="-8.2614in" draw:caption-point-y="-0.5063in">
              <dc:creator>bb</dc:creator>
              <dc:date>2008-05-30T00:00:00</dc:date>
              <text:p text:style-name="P1"><text:span text:style-name="T1">inter_set_clock_invalid3.pl</text:span></text:p>
            </office:annotation>
          </table:table-cell>
          <table:table-cell table:style-name="ce5">
            <office:annotation draw:style-name="gr1" draw:text-style-name="P2" svg:width="1.1413in" svg:height="0.4909in" svg:x="8.9043in" svg:y="0.5063in" draw:caption-point-x="-8.9043in" draw:caption-point-y="-0.5063in">
              <dc:creator>bb</dc:creator>
              <dc:date>2008-05-30T00:00:00</dc:date>
              <text:p text:style-name="P1"><text:span text:style-name="T1">inter_set_clock_invalid3.pl</text:span></text:p>
            </office:annotation>
          </table:table-cell>
          <table:table-cell table:style-name="ce5">
            <office:annotation draw:style-name="gr1" draw:text-style-name="P2" svg:width="1.1413in" svg:height="0.4909in" svg:x="9.6866in" svg:y="0.5063in" draw:caption-point-x="-9.6866in" draw:caption-point-y="-0.5063in">
              <dc:creator>bb</dc:creator>
              <dc:date>2008-05-31T00:00:00</dc:date>
              <text:p text:style-name="P1"><text:span text:style-name="T1">inter_set_clock_invalid4.pl</text:span></text:p>
            </office:annotation>
          </table:table-cell>
          <table:table-cell table:style-name="ce5">
            <office:annotation draw:style-name="gr1" draw:text-style-name="P2" svg:width="1.1413in" svg:height="0.4909in" svg:x="10.4795in" svg:y="0.5063in" draw:caption-point-x="-10.4795in" draw:caption-point-y="-0.5063in">
              <dc:creator>bb</dc:creator>
              <dc:date>2008-05-31T00:00:00</dc:date>
              <text:p text:style-name="P1"><text:span text:style-name="T1">inter_set_clock_invalid4.pl</text:span></text:p>
            </office:annotation>
          </table:table-cell>
        </table:table-row>
        <table:table-row table:style-name="ro1">
          <table:table-cell/>
          <table:table-cell table:style-name="ce2" office:value-type="string">
            <text:p>Signal group</text:p>
          </table:table-cell>
          <table:table-cell table:style-name="ce4">
            <office:annotation draw:style-name="gr1" draw:text-style-name="P2" svg:width="1.1413in" svg:height="0.4909in" svg:x="2.9039in" svg:y="0.7256in" draw:caption-point-x="-2.9039in" draw:caption-point-y="-0.7256in">
              <dc:creator>bb</dc:creator>
              <dc:date>2008-05-26T00:00:00</dc:date>
              <text:p text:style-name="P1"><text:span text:style-name="T1">inter_set_clock_valid.pl</text:span></text:p>
            </office:annotation>
          </table:table-cell>
          <table:table-cell table:style-name="ce4">
            <office:annotation draw:style-name="gr1" draw:text-style-name="P2" svg:width="1.1413in" svg:height="0.4909in" svg:x="3.4287in" svg:y="0.7256in" draw:caption-point-x="-3.4287in" draw:caption-point-y="-0.7256in">
              <dc:creator>bb</dc:creator>
              <dc:date>2008-05-30T00:00:00</dc:date>
              <text:p text:style-name="P1"><text:span text:style-name="T1">inter_set_clock_valid.pl</text:span></text:p>
            </office:annotation>
          </table:table-cell>
          <table:table-cell table:style-name="ce4">
            <office:annotation draw:style-name="gr1" draw:text-style-name="P2" svg:width="1.1413in" svg:height="0.4909in" svg:x="3.6539in" svg:y="0.7256in" draw:caption-point-x="-3.6539in" draw:caption-point-y="-0.7256in">
              <dc:creator>bb</dc:creator>
              <dc:date>2008-05-26T00:00:00</dc:date>
              <text:p text:style-name="P1"><text:span text:style-name="T1">inter_set_clock_valid.pl</text:span></text:p>
            </office:annotation>
          </table:table-cell>
          <table:table-cell table:style-name="ce4">
            <office:annotation draw:style-name="gr1" draw:text-style-name="P2" svg:width="1.1413in" svg:height="0.4909in" svg:x="4.9717in" svg:y="0.7256in" draw:caption-point-x="-4.9717in" draw:caption-point-y="-0.7256in">
              <dc:creator>bb</dc:creator>
              <dc:date>2008-05-30T00:00:00</dc:date>
              <text:p text:style-name="P1"><text:span text:style-name="T1">inter_set_clock_valid.pl</text:span></text:p>
            </office:annotation>
          </table:table-cell>
          <table:table-cell table:style-name="ce4">
            <office:annotation draw:style-name="gr1" draw:text-style-name="P2" svg:width="1.1413in" svg:height="0.4909in" svg:x="4.415in" svg:y="0.7256in" draw:caption-point-x="-4.415in" draw:caption-point-y="-0.7256in">
              <dc:creator>bb</dc:creator>
              <dc:date>2008-05-26T00:00:00</dc:date>
              <text:p text:style-name="P1"><text:span text:style-name="T1">inter_set_clock_valid.pl</text:span></text:p>
            </office:annotation>
          </table:table-cell>
          <table:table-cell table:style-name="ce4">
            <office:annotation draw:style-name="gr1" draw:text-style-name="P2" svg:width="1.1413in" svg:height="0.4909in" svg:x="5.3039in" svg:y="0.7256in" draw:caption-point-x="-5.3039in" draw:caption-point-y="-0.7256in">
              <dc:creator>bb</dc:creator>
              <dc:date>2008-05-26T00:00:00</dc:date>
              <text:p text:style-name="P1"><text:span text:style-name="T1">inter_set_clock_valid.pl</text:span></text:p>
            </office:annotation>
          </table:table-cell>
          <table:table-cell table:style-name="ce4">
            <office:annotation draw:style-name="gr1" draw:text-style-name="P2" svg:width="1.1413in" svg:height="0.4909in" svg:x="6.011in" svg:y="0.7256in" draw:caption-point-x="-6.011in" draw:caption-point-y="-0.7256in">
              <dc:creator>bb</dc:creator>
              <dc:date>2008-05-26T00:00:00</dc:date>
              <text:p text:style-name="P1"><text:span text:style-name="T1">inter_set_clock_valid.pl</text:span></text:p>
            </office:annotation>
          </table:table-cell>
          <table:table-cell table:style-name="ce5">
            <office:annotation draw:style-name="gr1" draw:text-style-name="P2" svg:width="1.1413in" svg:height="0.4909in" svg:x="8.2614in" svg:y="0.7256in" draw:caption-point-x="-8.2614in" draw:caption-point-y="-0.7256in">
              <dc:creator>bb</dc:creator>
              <dc:date>2008-05-30T00:00:00</dc:date>
              <text:p text:style-name="P1"><text:span text:style-name="T1">inter_set_clock_invalid3.pl</text:span></text:p>
            </office:annotation>
          </table:table-cell>
          <table:table-cell table:style-name="ce5">
            <office:annotation draw:style-name="gr1" draw:text-style-name="P2" svg:width="1.1413in" svg:height="0.4909in" svg:x="8.9043in" svg:y="0.7256in" draw:caption-point-x="-8.9043in" draw:caption-point-y="-0.7256in">
              <dc:creator>bb</dc:creator>
              <dc:date>2008-05-30T00:00:00</dc:date>
              <text:p text:style-name="P1"><text:span text:style-name="T1">inter_set_clock_invalid3.pl</text:span></text:p>
            </office:annotation>
          </table:table-cell>
          <table:table-cell table:style-name="ce5">
            <office:annotation draw:style-name="gr1" draw:text-style-name="P2" svg:width="1.1413in" svg:height="0.4909in" svg:x="9.6866in" svg:y="0.7256in" draw:caption-point-x="-9.6866in" draw:caption-point-y="-0.7256in">
              <dc:creator>bb</dc:creator>
              <dc:date>2008-05-31T00:00:00</dc:date>
              <text:p text:style-name="P1"><text:span text:style-name="T1">inter_set_clock_invalid4.pl</text:span></text:p>
            </office:annotation>
          </table:table-cell>
          <table:table-cell table:style-name="ce5">
            <office:annotation draw:style-name="gr1" draw:text-style-name="P2" svg:width="1.1413in" svg:height="0.4909in" svg:x="10.4795in" svg:y="0.7256in" draw:caption-point-x="-10.4795in" draw:caption-point-y="-0.7256in">
              <dc:creator>bb</dc:creator>
              <dc:date>2008-05-31T00:00:00</dc:date>
              <text:p text:style-name="P1"><text:span text:style-name="T1">inter_set_clock_invalid4.pl</text:span></text:p>
            </office:annotation>
          </table:table-cell>
        </table:table-row>
        <table:table-row table:style-name="ro1">
          <table:table-cell/>
          <table:table-cell table:style-name="ce2" office:value-type="string">
            <text:p>Unit</text:p>
          </table:table-cell>
          <table:table-cell table:style-name="ce4">
            <office:annotation draw:style-name="gr1" draw:text-style-name="P2" svg:width="1.1413in" svg:height="0.4909in" svg:x="2.9039in" svg:y="0.9449in" draw:caption-point-x="-2.9039in" draw:caption-point-y="-0.9449in">
              <dc:creator>bb</dc:creator>
              <dc:date>2008-05-26T00:00:00</dc:date>
              <text:p text:style-name="P1"><text:span text:style-name="T1">inter_set_clock_valid.pl</text:span></text:p>
            </office:annotation>
          </table:table-cell>
          <table:table-cell table:style-name="ce4">
            <office:annotation draw:style-name="gr1" draw:text-style-name="P2" svg:width="1.1413in" svg:height="0.4909in" svg:x="3.4287in" svg:y="0.9449in" draw:caption-point-x="-3.4287in" draw:caption-point-y="-0.9449in">
              <dc:creator>bb</dc:creator>
              <dc:date>2008-05-30T00:00:00</dc:date>
              <text:p text:style-name="P1"><text:span text:style-name="T1">inter_set_clock_valid.pl</text:span></text:p>
            </office:annotation>
          </table:table-cell>
          <table:table-cell table:style-name="ce4">
            <office:annotation draw:style-name="gr1" draw:text-style-name="P2" svg:width="1.1413in" svg:height="0.4909in" svg:x="3.6539in" svg:y="0.9449in" draw:caption-point-x="-3.6539in" draw:caption-point-y="-0.9449in">
              <dc:creator>bb</dc:creator>
              <dc:date>2008-05-26T00:00:00</dc:date>
              <text:p text:style-name="P1"><text:span text:style-name="T1">inter_set_clock_valid.pl</text:span></text:p>
            </office:annotation>
          </table:table-cell>
          <table:table-cell table:style-name="ce4">
            <office:annotation draw:style-name="gr1" draw:text-style-name="P2" svg:width="1.1413in" svg:height="0.4909in" svg:x="4.9717in" svg:y="0.9449in" draw:caption-point-x="-4.9717in" draw:caption-point-y="-0.9449in">
              <dc:creator>bb</dc:creator>
              <dc:date>2008-05-30T00:00:00</dc:date>
              <text:p text:style-name="P1"><text:span text:style-name="T1">inter_set_clock_valid.pl</text:span></text:p>
            </office:annotation>
          </table:table-cell>
          <table:table-cell table:style-name="ce4">
            <office:annotation draw:style-name="gr1" draw:text-style-name="P2" svg:width="1.1413in" svg:height="0.4909in" svg:x="4.415in" svg:y="0.9449in" draw:caption-point-x="-4.415in" draw:caption-point-y="-0.9449in">
              <dc:creator>bb</dc:creator>
              <dc:date>2008-05-26T00:00:00</dc:date>
              <text:p text:style-name="P1"><text:span text:style-name="T1">inter_set_clock_valid.pl</text:span></text:p>
            </office:annotation>
          </table:table-cell>
          <table:table-cell table:style-name="ce4">
            <office:annotation draw:style-name="gr1" draw:text-style-name="P2" svg:width="1.1413in" svg:height="0.4909in" svg:x="5.3039in" svg:y="0.9449in" draw:caption-point-x="-5.3039in" draw:caption-point-y="-0.9449in">
              <dc:creator>bb</dc:creator>
              <dc:date>2008-05-26T00:00:00</dc:date>
              <text:p text:style-name="P1"><text:span text:style-name="T1">inter_set_clock_valid.pl</text:span></text:p>
            </office:annotation>
          </table:table-cell>
          <table:table-cell table:style-name="ce4">
            <office:annotation draw:style-name="gr1" draw:text-style-name="P2" svg:width="1.1413in" svg:height="0.4909in" svg:x="6.011in" svg:y="0.9449in" draw:caption-point-x="-6.011in" draw:caption-point-y="-0.9449in">
              <dc:creator>bb</dc:creator>
              <dc:date>2008-05-26T00:00:00</dc:date>
              <text:p text:style-name="P1"><text:span text:style-name="T1">inter_set_clock_valid.pl</text:span></text:p>
            </office:annotation>
          </table:table-cell>
          <table:table-cell table:style-name="ce5">
            <office:annotation draw:style-name="gr1" draw:text-style-name="P2" svg:width="1.1413in" svg:height="0.4909in" svg:x="8.2614in" svg:y="0.9449in" draw:caption-point-x="-8.2614in" draw:caption-point-y="-0.9449in">
              <dc:creator>bb</dc:creator>
              <dc:date>2008-05-30T00:00:00</dc:date>
              <text:p text:style-name="P1"><text:span text:style-name="T1">inter_set_clock_invalid3.pl</text:span></text:p>
            </office:annotation>
          </table:table-cell>
          <table:table-cell table:style-name="ce5">
            <office:annotation draw:style-name="gr1" draw:text-style-name="P2" svg:width="1.1413in" svg:height="0.4909in" svg:x="8.9043in" svg:y="0.9449in" draw:caption-point-x="-8.9043in" draw:caption-point-y="-0.9449in">
              <dc:creator>bb</dc:creator>
              <dc:date>2008-05-30T00:00:00</dc:date>
              <text:p text:style-name="P1"><text:span text:style-name="T1">inter_set_clock_invalid3.pl</text:span></text:p>
            </office:annotation>
          </table:table-cell>
          <table:table-cell table:style-name="ce5">
            <office:annotation draw:style-name="gr1" draw:text-style-name="P2" svg:width="1.1413in" svg:height="0.4909in" svg:x="9.6866in" svg:y="0.9449in" draw:caption-point-x="-9.6866in" draw:caption-point-y="-0.9449in">
              <dc:creator>bb</dc:creator>
              <dc:date>2008-05-31T00:00:00</dc:date>
              <text:p text:style-name="P1"><text:span text:style-name="T1">inter_set_clock_invalid4.pl</text:span></text:p>
            </office:annotation>
          </table:table-cell>
          <table:table-cell table:style-name="ce5">
            <office:annotation draw:style-name="gr1" draw:text-style-name="P2" svg:width="1.1413in" svg:height="0.4909in" svg:x="10.4795in" svg:y="0.9449in" draw:caption-point-x="-10.4795in" draw:caption-point-y="-0.9449in">
              <dc:creator>bb</dc:creator>
              <dc:date>2008-05-31T00:00:00</dc:date>
              <text:p text:style-name="P1"><text:span text:style-name="T1">inter_set_clock_invalid4.pl</text:span></text:p>
            </office:annotation>
          </table:table-cell>
        </table:table-row>
        <table:table-row table:style-name="ro1">
          <table:table-cell/>
          <table:table-cell table:style-name="ce3" office:value-type="string">
            <text:p>Register</text:p>
          </table:table-cell>
          <table:table-cell table:style-name="ce5">
            <office:annotation draw:style-name="gr1" draw:text-style-name="P2" svg:width="1.3709in" svg:height="0.4909in" svg:x="2.9039in" svg:y="1.1642in" draw:caption-point-x="-2.9039in" draw:caption-point-y="-1.1642in">
              <dc:creator>bb</dc:creator>
              <dc:date>2008-05-30T00:00:00</dc:date>
              <text:p text:style-name="P1"><text:span text:style-name="T1">inter_set_clock_invalid1.pl</text:span></text:p>
            </office:annotation>
          </table:table-cell>
          <table:table-cell table:style-name="ce5">
            <office:annotation draw:style-name="gr1" draw:text-style-name="P2" svg:width="1.1413in" svg:height="0.4909in" svg:x="3.4287in" svg:y="1.1642in" draw:caption-point-x="-3.4287in" draw:caption-point-y="-1.1642in">
              <dc:creator>bb</dc:creator>
              <dc:date>2008-05-30T00:00:00</dc:date>
              <text:p text:style-name="P1"><text:span text:style-name="T1">inter_set_clock_invalid1.pl</text:span></text:p>
            </office:annotation>
          </table:table-cell>
          <table:table-cell table:style-name="ce5">
            <office:annotation draw:style-name="gr1" draw:text-style-name="P2" svg:width="1.1413in" svg:height="0.4909in" svg:x="3.6539in" svg:y="1.1642in" draw:caption-point-x="-3.6539in" draw:caption-point-y="-1.1642in">
              <dc:creator>bb</dc:creator>
              <dc:date>2008-05-30T00:00:00</dc:date>
              <text:p text:style-name="P1"><text:span text:style-name="T1">inter_set_clock_invalid1.pl</text:span></text:p>
            </office:annotation>
          </table:table-cell>
          <table:table-cell table:style-name="ce5">
            <office:annotation draw:style-name="gr2" draw:text-style-name="P2" svg:width="1.1413in" svg:height="0.4909in" svg:x="4.9717in" svg:y="1.1642in" draw:caption-point-x="-4.9717in" draw:caption-point-y="-1.1642in">
              <dc:creator>bb</dc:creator>
              <dc:date>2008-05-30T00:00:00</dc:date>
              <text:p text:style-name="P1"><text:span text:style-name="T1">inter_set_clock_invalid1.pl</text:span></text:p>
            </office:annotation>
          </table:table-cell>
          <table:table-cell table:style-name="ce5">
            <office:annotation draw:style-name="gr1" draw:text-style-name="P2" svg:width="1.1413in" svg:height="0.4909in" svg:x="5.8606in" svg:y="1.1642in" draw:caption-point-x="-5.8606in" draw:caption-point-y="-1.1642in">
              <dc:creator>bb</dc:creator>
              <dc:date>2008-05-30T00:00:00</dc:date>
              <text:p text:style-name="P1"><text:span text:style-name="T1">inter_set_clock_invalid1.pl</text:span></text:p>
            </office:annotation>
          </table:table-cell>
          <table:table-cell table:style-name="ce5">
            <office:annotation draw:style-name="gr1" draw:text-style-name="P2" svg:width="1.1413in" svg:height="0.4909in" svg:x="6.8894in" svg:y="1.1642in" draw:caption-point-x="-6.8894in" draw:caption-point-y="-1.1642in">
              <dc:creator>bb</dc:creator>
              <dc:date>2008-05-30T00:00:00</dc:date>
              <text:p text:style-name="P1"><text:span text:style-name="T1">inter_set_clock_invalid1.pl</text:span></text:p>
            </office:annotation>
          </table:table-cell>
          <table:table-cell table:style-name="ce5">
            <office:annotation draw:style-name="gr1" draw:text-style-name="P2" svg:width="1.1413in" svg:height="0.4909in" svg:x="7.7039in" svg:y="1.1642in" draw:caption-point-x="-7.7039in" draw:caption-point-y="-1.1642in">
              <dc:creator>bb</dc:creator>
              <dc:date>2008-05-30T00:00:00</dc:date>
              <text:p text:style-name="P1"><text:span text:style-name="T1">inter_set_clock_invalid1.pl</text:span></text:p>
            </office:annotation>
          </table:table-cell>
          <table:table-cell table:style-name="ce5">
            <office:annotation draw:style-name="gr1" draw:text-style-name="P2" svg:width="1.1413in" svg:height="0.4909in" svg:x="8.2614in" svg:y="1.1642in" draw:caption-point-x="-8.2614in" draw:caption-point-y="-1.1642in">
              <dc:creator>bb</dc:creator>
              <dc:date>2008-05-30T00:00:00</dc:date>
              <text:p text:style-name="P1"><text:span text:style-name="T1">inter_set_clock_invalid3.pl</text:span></text:p>
            </office:annotation>
          </table:table-cell>
          <table:table-cell table:style-name="ce5">
            <office:annotation draw:style-name="gr1" draw:text-style-name="P2" svg:width="1.1413in" svg:height="0.4909in" svg:x="8.9043in" svg:y="1.1642in" draw:caption-point-x="-8.9043in" draw:caption-point-y="-1.1642in">
              <dc:creator>bb</dc:creator>
              <dc:date>2008-05-30T00:00:00</dc:date>
              <text:p text:style-name="P1"><text:span text:style-name="T1">inter_set_clock_invalid3.pl</text:span></text:p>
            </office:annotation>
          </table:table-cell>
          <table:table-cell table:style-name="ce5">
            <office:annotation draw:style-name="gr1" draw:text-style-name="P2" svg:width="1.1413in" svg:height="0.4909in" svg:x="9.6866in" svg:y="1.1642in" draw:caption-point-x="-9.6866in" draw:caption-point-y="-1.1642in">
              <dc:creator>bb</dc:creator>
              <dc:date>2008-05-31T00:00:00</dc:date>
              <text:p text:style-name="P1"><text:span text:style-name="T1">inter_set_clock_invalid4.pl</text:span></text:p>
            </office:annotation>
          </table:table-cell>
          <table:table-cell table:style-name="ce5">
            <office:annotation draw:style-name="gr1" draw:text-style-name="P2" svg:width="1.1413in" svg:height="0.4909in" svg:x="10.4795in" svg:y="1.1642in" draw:caption-point-x="-10.4795in" draw:caption-point-y="-1.1642in">
              <dc:creator>bb</dc:creator>
              <dc:date>2008-05-31T00:00:00</dc:date>
              <text:p text:style-name="P1"><text:span text:style-name="T1">inter_set_clock_invalid4.pl</text:span></text:p>
            </office:annotation>
          </table:table-cell>
        </table:table-row>
        <table:table-row table:style-name="ro1">
          <table:table-cell/>
          <table:table-cell table:style-name="ce3" office:value-type="string">
            <text:p>Register file</text:p>
          </table:table-cell>
          <table:table-cell table:style-name="ce5">
            <office:annotation draw:style-name="gr1" draw:text-style-name="P2" svg:width="1.1413in" svg:height="0.4909in" svg:x="2.7646in" svg:y="1.3835in" draw:caption-point-x="-2.7646in" draw:caption-point-y="-1.3835in">
              <dc:creator>bb</dc:creator>
              <dc:date>2008-05-30T00:00:00</dc:date>
              <text:p text:style-name="P1"><text:span text:style-name="T1">inter_set_clock_invalid1.pl</text:span></text:p>
            </office:annotation>
          </table:table-cell>
          <table:table-cell table:style-name="ce5">
            <office:annotation draw:style-name="gr1" draw:text-style-name="P2" svg:width="1.1413in" svg:height="0.4909in" svg:x="3.4287in" svg:y="1.3835in" draw:caption-point-x="-3.4287in" draw:caption-point-y="-1.3835in">
              <dc:creator>bb</dc:creator>
              <dc:date>2008-05-30T00:00:00</dc:date>
              <text:p text:style-name="P1"><text:span text:style-name="T1">inter_set_clock_invalid1.pl</text:span></text:p>
            </office:annotation>
          </table:table-cell>
          <table:table-cell table:style-name="ce5">
            <office:annotation draw:style-name="gr1" draw:text-style-name="P2" svg:width="1.1413in" svg:height="0.4909in" svg:x="4.0827in" svg:y="1.3835in" draw:caption-point-x="-4.0827in" draw:caption-point-y="-1.3835in">
              <dc:creator>bb</dc:creator>
              <dc:date>2008-05-30T00:00:00</dc:date>
              <text:p text:style-name="P1"><text:span text:style-name="T1">inter_set_clock_invalid1.pl</text:span></text:p>
            </office:annotation>
          </table:table-cell>
          <table:table-cell table:style-name="ce5">
            <office:annotation draw:style-name="gr1" draw:text-style-name="P2" svg:width="1.1413in" svg:height="0.4909in" svg:x="4.9717in" svg:y="1.3835in" draw:caption-point-x="-4.9717in" draw:caption-point-y="-1.3835in">
              <dc:creator>bb</dc:creator>
              <dc:date>2008-05-30T00:00:00</dc:date>
              <text:p text:style-name="P1"><text:span text:style-name="T1">inter_set_clock_invalid1.pl</text:span></text:p>
            </office:annotation>
          </table:table-cell>
          <table:table-cell table:style-name="ce5">
            <office:annotation draw:style-name="gr1" draw:text-style-name="P2" svg:width="1.1413in" svg:height="0.4909in" svg:x="5.7646in" svg:y="1.3835in" draw:caption-point-x="-5.7646in" draw:caption-point-y="-1.3835in">
              <dc:creator>bb</dc:creator>
              <dc:date>2008-05-30T00:00:00</dc:date>
              <text:p text:style-name="P1"><text:span text:style-name="T1">inter_set_clock_invalid1.pl</text:span></text:p>
            </office:annotation>
          </table:table-cell>
          <table:table-cell table:style-name="ce5">
            <office:annotation draw:style-name="gr1" draw:text-style-name="P2" svg:width="1.1413in" svg:height="0.4909in" svg:x="6.7933in" svg:y="1.3835in" draw:caption-point-x="-6.7933in" draw:caption-point-y="-1.3835in">
              <dc:creator>bb</dc:creator>
              <dc:date>2008-05-30T00:00:00</dc:date>
              <text:p text:style-name="P1"><text:span text:style-name="T1">inter_set_clock_invalid1.pl</text:span></text:p>
            </office:annotation>
          </table:table-cell>
          <table:table-cell table:style-name="ce5">
            <office:annotation draw:style-name="gr1" draw:text-style-name="P2" svg:width="1.1413in" svg:height="0.4909in" svg:x="7.6079in" svg:y="1.3835in" draw:caption-point-x="-7.6079in" draw:caption-point-y="-1.3835in">
              <dc:creator>bb</dc:creator>
              <dc:date>2008-05-30T00:00:00</dc:date>
              <text:p text:style-name="P1"><text:span text:style-name="T1">inter_set_clock_invalid1.pl</text:span></text:p>
            </office:annotation>
          </table:table-cell>
          <table:table-cell table:style-name="ce5">
            <office:annotation draw:style-name="gr1" draw:text-style-name="P2" svg:width="1.1413in" svg:height="0.4909in" svg:x="8.2614in" svg:y="1.3835in" draw:caption-point-x="-8.2614in" draw:caption-point-y="-1.3835in">
              <dc:creator>bb</dc:creator>
              <dc:date>2008-05-30T00:00:00</dc:date>
              <text:p text:style-name="P1"><text:span text:style-name="T1">inter_set_clock_invalid3.pl</text:span></text:p>
            </office:annotation>
          </table:table-cell>
          <table:table-cell table:style-name="ce5">
            <office:annotation draw:style-name="gr1" draw:text-style-name="P2" svg:width="1.1413in" svg:height="0.4909in" svg:x="8.9043in" svg:y="1.3835in" draw:caption-point-x="-8.9043in" draw:caption-point-y="-1.3835in">
              <dc:creator>bb</dc:creator>
              <dc:date>2008-05-30T00:00:00</dc:date>
              <text:p text:style-name="P1"><text:span text:style-name="T1">inter_set_clock_invalid3.pl</text:span></text:p>
            </office:annotation>
          </table:table-cell>
          <table:table-cell table:style-name="ce5">
            <office:annotation draw:style-name="gr1" draw:text-style-name="P2" svg:width="1.1413in" svg:height="0.4909in" svg:x="9.6866in" svg:y="1.3835in" draw:caption-point-x="-9.6866in" draw:caption-point-y="-1.3835in">
              <dc:creator>bb</dc:creator>
              <dc:date>2008-05-31T00:00:00</dc:date>
              <text:p text:style-name="P1"><text:span text:style-name="T1">inter_set_clock_invalid4.pl</text:span></text:p>
            </office:annotation>
          </table:table-cell>
          <table:table-cell table:style-name="ce5">
            <office:annotation draw:style-name="gr1" draw:text-style-name="P2" svg:width="1.1413in" svg:height="0.4909in" svg:x="10.4795in" svg:y="1.3835in" draw:caption-point-x="-10.4795in" draw:caption-point-y="-1.3835in">
              <dc:creator>bb</dc:creator>
              <dc:date>2008-05-31T00:00:00</dc:date>
              <text:p text:style-name="P1"><text:span text:style-name="T1">inter_set_clock_invalid4.pl</text:span></text:p>
            </office:annotation>
          </table:table-cell>
        </table:table-row>
        <table:table-row table:style-name="ro1">
          <table:table-cell/>
          <table:table-cell table:style-name="ce3" office:value-type="string">
            <text:p>Memory</text:p>
          </table:table-cell>
          <table:table-cell table:style-name="ce5">
            <office:annotation draw:style-name="gr1" draw:text-style-name="P2" svg:width="1.1413in" svg:height="0.4909in" svg:x="2.7646in" svg:y="1.6028in" draw:caption-point-x="-2.7646in" draw:caption-point-y="-1.6028in">
              <dc:creator>bb</dc:creator>
              <dc:date>2008-05-30T00:00:00</dc:date>
              <text:p text:style-name="P1"><text:span text:style-name="T1">inter_set_clock_invalid2.pl</text:span></text:p>
            </office:annotation>
          </table:table-cell>
          <table:table-cell table:style-name="ce5">
            <office:annotation draw:style-name="gr1" draw:text-style-name="P2" svg:width="1.1413in" svg:height="0.4909in" svg:x="3.4287in" svg:y="1.6028in" draw:caption-point-x="-3.4287in" draw:caption-point-y="-1.6028in">
              <dc:creator>bb</dc:creator>
              <dc:date>2008-05-30T00:00:00</dc:date>
              <text:p text:style-name="P1"><text:span text:style-name="T1">inter_set_clock_invalid2.pl</text:span></text:p>
            </office:annotation>
          </table:table-cell>
          <table:table-cell table:style-name="ce5">
            <office:annotation draw:style-name="gr1" draw:text-style-name="P2" svg:width="1.1413in" svg:height="0.4909in" svg:x="4.0827in" svg:y="1.6028in" draw:caption-point-x="-4.0827in" draw:caption-point-y="-1.6028in">
              <dc:creator>bb</dc:creator>
              <dc:date>2008-05-30T00:00:00</dc:date>
              <text:p text:style-name="P1"><text:span text:style-name="T1">inter_set_clock_invalid2.pl</text:span></text:p>
            </office:annotation>
          </table:table-cell>
          <table:table-cell table:style-name="ce5">
            <office:annotation draw:style-name="gr1" draw:text-style-name="P2" svg:width="1.1413in" svg:height="0.4909in" svg:x="4.9717in" svg:y="1.6028in" draw:caption-point-x="-4.9717in" draw:caption-point-y="-1.6028in">
              <dc:creator>bb</dc:creator>
              <dc:date>2008-05-30T00:00:00</dc:date>
              <text:p text:style-name="P1"><text:span text:style-name="T1">inter_set_clock_invalid2.pl</text:span></text:p>
            </office:annotation>
          </table:table-cell>
          <table:table-cell table:style-name="ce5">
            <office:annotation draw:style-name="gr1" draw:text-style-name="P2" svg:width="1.1413in" svg:height="0.4909in" svg:x="5.7646in" svg:y="1.6028in" draw:caption-point-x="-5.7646in" draw:caption-point-y="-1.6028in">
              <dc:creator>bb</dc:creator>
              <dc:date>2008-05-30T00:00:00</dc:date>
              <text:p text:style-name="P1"><text:span text:style-name="T1">inter_set_clock_invalid2.pl</text:span></text:p>
            </office:annotation>
          </table:table-cell>
          <table:table-cell table:style-name="ce5">
            <office:annotation draw:style-name="gr1" draw:text-style-name="P2" svg:width="1.1413in" svg:height="0.4909in" svg:x="6.7933in" svg:y="1.6028in" draw:caption-point-x="-6.7933in" draw:caption-point-y="-1.6028in">
              <dc:creator>bb</dc:creator>
              <dc:date>2008-05-30T00:00:00</dc:date>
              <text:p text:style-name="P1"><text:span text:style-name="T1">inter_set_clock_invalid2.pl</text:span></text:p>
            </office:annotation>
          </table:table-cell>
          <table:table-cell table:style-name="ce5">
            <office:annotation draw:style-name="gr1" draw:text-style-name="P2" svg:width="1.1413in" svg:height="0.4909in" svg:x="7.6079in" svg:y="1.6028in" draw:caption-point-x="-7.6079in" draw:caption-point-y="-1.6028in">
              <dc:creator>bb</dc:creator>
              <dc:date>2008-05-30T00:00:00</dc:date>
              <text:p text:style-name="P1"><text:span text:style-name="T1">inter_set_clock_invalid2.pl</text:span></text:p>
            </office:annotation>
          </table:table-cell>
          <table:table-cell table:style-name="ce5">
            <office:annotation draw:style-name="gr1" draw:text-style-name="P2" svg:width="1.1413in" svg:height="0.4909in" svg:x="8.2614in" svg:y="1.6028in" draw:caption-point-x="-8.2614in" draw:caption-point-y="-1.6028in">
              <dc:creator>bb</dc:creator>
              <dc:date>2008-05-30T00:00:00</dc:date>
              <text:p text:style-name="P1"><text:span text:style-name="T1">inter_set_clock_invalid3.pl</text:span></text:p>
            </office:annotation>
          </table:table-cell>
          <table:table-cell table:style-name="ce5">
            <office:annotation draw:style-name="gr1" draw:text-style-name="P2" svg:width="1.1413in" svg:height="0.4909in" svg:x="8.9043in" svg:y="1.6028in" draw:caption-point-x="-8.9043in" draw:caption-point-y="-1.6028in">
              <dc:creator>bb</dc:creator>
              <dc:date>2008-05-30T00:00:00</dc:date>
              <text:p text:style-name="P1"><text:span text:style-name="T1">inter_set_clock_invalid3.pl</text:span></text:p>
            </office:annotation>
          </table:table-cell>
          <table:table-cell table:style-name="ce5">
            <office:annotation draw:style-name="gr1" draw:text-style-name="P2" svg:width="1.1413in" svg:height="0.4909in" svg:x="9.6866in" svg:y="1.6028in" draw:caption-point-x="-9.6866in" draw:caption-point-y="-1.6028in">
              <dc:creator>bb</dc:creator>
              <dc:date>2008-05-31T00:00:00</dc:date>
              <text:p text:style-name="P1"><text:span text:style-name="T1">inter_set_clock_invalid4.pl</text:span></text:p>
            </office:annotation>
          </table:table-cell>
          <table:table-cell table:style-name="ce5">
            <office:annotation draw:style-name="gr1" draw:text-style-name="P2" svg:width="1.1413in" svg:height="0.4909in" svg:x="10.4795in" svg:y="1.6028in" draw:caption-point-x="-10.4795in" draw:caption-point-y="-1.6028in">
              <dc:creator>bb</dc:creator>
              <dc:date>2008-05-31T00:00:00</dc:date>
              <text:p text:style-name="P1"><text:span text:style-name="T1">inter_set_clock_invalid4.pl</text:span></text:p>
            </office:annotation>
          </table:table-cell>
        </table:table-row>
        <table:table-row table:style-name="ro1">
          <table:table-cell/>
          <table:table-cell table:style-name="ce3" office:value-type="string">
            <text:p>Memory map</text:p>
          </table:table-cell>
          <table:table-cell table:style-name="ce5">
            <office:annotation draw:style-name="gr1" draw:text-style-name="P2" svg:width="1.1413in" svg:height="0.4909in" svg:x="2.7646in" svg:y="1.822in" draw:caption-point-x="-2.7646in" draw:caption-point-y="-1.822in">
              <dc:creator>bb</dc:creator>
              <dc:date>2008-05-30T00:00:00</dc:date>
              <text:p text:style-name="P1"><text:span text:style-name="T1">inter_set_clock_invalid2.pl</text:span></text:p>
            </office:annotation>
          </table:table-cell>
          <table:table-cell table:style-name="ce5">
            <office:annotation draw:style-name="gr1" draw:text-style-name="P2" svg:width="1.1413in" svg:height="0.4909in" svg:x="3.4287in" svg:y="1.822in" draw:caption-point-x="-3.4287in" draw:caption-point-y="-1.822in">
              <dc:creator>bb</dc:creator>
              <dc:date>2008-05-30T00:00:00</dc:date>
              <text:p text:style-name="P1"><text:span text:style-name="T1">inter_set_clock_invalid2.pl</text:span></text:p>
            </office:annotation>
          </table:table-cell>
          <table:table-cell table:style-name="ce5">
            <office:annotation draw:style-name="gr1" draw:text-style-name="P2" svg:width="1.1413in" svg:height="0.4909in" svg:x="4.0827in" svg:y="1.822in" draw:caption-point-x="-4.0827in" draw:caption-point-y="-1.822in">
              <dc:creator>bb</dc:creator>
              <dc:date>2008-05-30T00:00:00</dc:date>
              <text:p text:style-name="P1"><text:span text:style-name="T1">inter_set_clock_invalid2.pl</text:span></text:p>
            </office:annotation>
          </table:table-cell>
          <table:table-cell table:style-name="ce5">
            <office:annotation draw:style-name="gr1" draw:text-style-name="P2" svg:width="1.1413in" svg:height="0.4909in" svg:x="4.9717in" svg:y="1.822in" draw:caption-point-x="-4.9717in" draw:caption-point-y="-1.822in">
              <dc:creator>bb</dc:creator>
              <dc:date>2008-05-30T00:00:00</dc:date>
              <text:p text:style-name="P1"><text:span text:style-name="T1">inter_set_clock_invalid2.pl</text:span></text:p>
            </office:annotation>
          </table:table-cell>
          <table:table-cell table:style-name="ce5">
            <office:annotation draw:style-name="gr1" draw:text-style-name="P2" svg:width="1.1413in" svg:height="0.4909in" svg:x="5.7646in" svg:y="1.822in" draw:caption-point-x="-5.7646in" draw:caption-point-y="-1.822in">
              <dc:creator>bb</dc:creator>
              <dc:date>2008-05-30T00:00:00</dc:date>
              <text:p text:style-name="P1"><text:span text:style-name="T1">inter_set_clock_invalid2.pl</text:span></text:p>
            </office:annotation>
          </table:table-cell>
          <table:table-cell table:style-name="ce5">
            <office:annotation draw:style-name="gr1" draw:text-style-name="P2" svg:width="1.1413in" svg:height="0.4909in" svg:x="6.7933in" svg:y="1.822in" draw:caption-point-x="-6.7933in" draw:caption-point-y="-1.822in">
              <dc:creator>bb</dc:creator>
              <dc:date>2008-05-30T00:00:00</dc:date>
              <text:p text:style-name="P1"><text:span text:style-name="T1">inter_set_clock_invalid2.pl</text:span></text:p>
            </office:annotation>
          </table:table-cell>
          <table:table-cell table:style-name="ce5">
            <office:annotation draw:style-name="gr1" draw:text-style-name="P2" svg:width="1.1413in" svg:height="0.4909in" svg:x="7.6079in" svg:y="1.822in" draw:caption-point-x="-7.6079in" draw:caption-point-y="-1.822in">
              <dc:creator>bb</dc:creator>
              <dc:date>2008-05-30T00:00:00</dc:date>
              <text:p text:style-name="P1"><text:span text:style-name="T1">inter_set_clock_invalid2.pl</text:span></text:p>
            </office:annotation>
          </table:table-cell>
          <table:table-cell table:style-name="ce5">
            <office:annotation draw:style-name="gr1" draw:text-style-name="P2" svg:width="1.1413in" svg:height="0.4909in" svg:x="8.2614in" svg:y="1.822in" draw:caption-point-x="-8.2614in" draw:caption-point-y="-1.822in">
              <dc:creator>bb</dc:creator>
              <dc:date>2008-05-30T00:00:00</dc:date>
              <text:p text:style-name="P1"><text:span text:style-name="T1">inter_set_clock_invalid3.pl</text:span></text:p>
            </office:annotation>
          </table:table-cell>
          <table:table-cell table:style-name="ce5">
            <office:annotation draw:style-name="gr1" draw:text-style-name="P2" svg:width="1.1413in" svg:height="0.4909in" svg:x="8.9043in" svg:y="1.822in" draw:caption-point-x="-8.9043in" draw:caption-point-y="-1.822in">
              <dc:creator>bb</dc:creator>
              <dc:date>2008-05-30T00:00:00</dc:date>
              <text:p text:style-name="P1"><text:span text:style-name="T1">inter_set_clock_invalid3.pl</text:span></text:p>
            </office:annotation>
          </table:table-cell>
          <table:table-cell table:style-name="ce5">
            <office:annotation draw:style-name="gr1" draw:text-style-name="P2" svg:width="1.1413in" svg:height="0.4909in" svg:x="9.6866in" svg:y="1.822in" draw:caption-point-x="-9.6866in" draw:caption-point-y="-1.822in">
              <dc:creator>bb</dc:creator>
              <dc:date>2008-05-31T00:00:00</dc:date>
              <text:p text:style-name="P1"><text:span text:style-name="T1">inter_set_clock_invalid4.pl</text:span></text:p>
            </office:annotation>
          </table:table-cell>
          <table:table-cell table:style-name="ce5">
            <office:annotation draw:style-name="gr1" draw:text-style-name="P2" svg:width="1.1413in" svg:height="0.4909in" svg:x="10.4795in" svg:y="1.822in" draw:caption-point-x="-10.4795in" draw:caption-point-y="-1.822in">
              <dc:creator>bb</dc:creator>
              <dc:date>2008-05-31T00:00:00</dc:date>
              <text:p text:style-name="P1"><text:span text:style-name="T1">inter_set_clock_invalid4.pl</text:span></text:p>
            </office:annotation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>
            <text:p><text:s/>= illegal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4"/>
          <table:table-cell office:value-type="string">
            <text:p><text:s/>= legal</text:p>
          </table:table-cell>
          <table:table-cell table:number-columns-repeated="4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ifc[+].port can be ifc.port, ifc.ifc.port ....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sg[+].sig can be sg.sig, sg.sg.sig ....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31">05/31/2008</text:date>, <text:time>12:1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booo buuuu</meta:initial-creator>
    <meta:creation-date>2008-05-26T15:28:40</meta:creation-date>
    <dc:creator>booo buuuu</dc:creator>
    <dc:date>2008-05-31T12:11:16</dc:date>
    <dc:language>en-US</dc:language>
    <meta:editing-cycles>51</meta:editing-cycles>
    <meta:editing-duration>PT7H30M20S</meta:editing-duration>
    <meta:user-defined meta:name="Info 1"/>
    <meta:user-defined meta:name="Info 2"/>
    <meta:user-defined meta:name="Info 3"/>
    <meta:user-defined meta:name="Info 4"/>
    <meta:document-statistic meta:table-count="3" meta:cell-count="124"/>
  </office:meta>
</office:document-meta>
</file>